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9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1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501cm 13.2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12cm" svg:y="1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98cm" svg:y1="11.228cm" svg:x2="13.398cm" svg:y2="11.228cm">
          <text:p/>
        </draw:line>
        <draw:line draw:style-name="gr5" draw:text-style-name="P3" draw:layer="layout" svg:x1="14.645cm" svg:y1="12.498cm" svg:x2="13.423cm" svg:y2="13.203cm">
          <text:p/>
        </draw:line>
        <draw:g>
          <draw:polygon draw:style-name="gr6" draw:text-style-name="P4" draw:layer="layout" svg:width="1.493cm" svg:height="1.167cm" svg:x="9.989cm" svg:y="12.244cm" svg:viewBox="0 0 1494 1168" draw:points="0,458 132,229 264,0 1494,709 1362,939 1229,1168">
            <text:p/>
          </draw:polygon>
        </draw:g>
        <draw:line draw:style-name="gr5" draw:text-style-name="P3" draw:layer="layout" svg:x1="12.382cm" svg:y1="16.373cm" svg:x2="12.382cm" svg:y2="14.962cm">
          <text:p/>
        </draw:line>
        <draw:line draw:style-name="gr4" draw:text-style-name="P3" draw:layer="layout" svg:x1="7.423cm" svg:y1="15.961cm" svg:x2="7.423cm" svg:y2="15.961cm">
          <text:p/>
        </draw:line>
        <draw:custom-shape draw:style-name="gr7" draw:text-style-name="P5" draw:layer="layout" svg:width="2.54cm" svg:height="2.54cm" svg:x="4.6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12cm" svg:y="10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1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8cm" svg:y1="11.228cm" svg:x2="6.8cm" svg:y2="11.228cm">
          <text:p/>
        </draw:line>
        <draw:line draw:style-name="gr5" draw:text-style-name="P3" draw:layer="layout" svg:x1="8.047cm" svg:y1="12.498cm" svg:x2="6.825cm" svg:y2="13.203cm">
          <text:p/>
        </draw:line>
        <draw:g>
          <draw:polygon draw:style-name="gr6" draw:text-style-name="P4" draw:layer="layout" svg:width="1.493cm" svg:height="1.167cm" svg:x="3.391cm" svg:y="12.244cm" svg:viewBox="0 0 1494 1168" draw:points="0,458 132,229 264,0 1494,709 1362,939 1229,1168">
            <text:p/>
          </draw:polygon>
        </draw:g>
        <draw:line draw:style-name="gr5" draw:text-style-name="P3" draw:layer="layout" svg:x1="5.784cm" svg:y1="16.373cm" svg:x2="5.784cm" svg:y2="14.962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34cm" svg:y="12.244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8.01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4.544cm" svg:x2="9.089cm" svg:y2="13.133cm">
          <text:p/>
        </draw:line>
        <draw:custom-shape draw:style-name="gr7" draw:text-style-name="P5" draw:layer="layout" svg:width="2.54cm" svg:height="2.54cm" svg:x="7.819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2" draw:text-style-name="P2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line draw:style-name="gr5" draw:text-style-name="P3" draw:layer="layout" svg:x1="11.352cm" svg:y1="6.713cm" svg:x2="10.13cm" svg:y2="7.418cm">
          <text:p/>
        </draw:line>
        <draw:g>
          <draw:polygon draw:style-name="gr6" draw:text-style-name="P4" draw:layer="layout" svg:width="1.493cm" svg:height="1.167cm" svg:x="6.676cm" svg:y="6.504cm" svg:viewBox="0 0 1494 1168" draw:points="0,458 132,229 264,0 1494,709 1362,939 1229,1168">
            <text:p/>
          </draw:polygon>
        </draw:g>
        <draw:line draw:style-name="gr4" draw:text-style-name="P3" draw:layer="layout" svg:x1="4.251cm" svg:y1="8.519cm" svg:x2="4.251cm" svg:y2="8.519cm">
          <text:p/>
        </draw:line>
        <draw:line draw:style-name="gr5" draw:text-style-name="P3" draw:layer="layout" svg:x1="9.089cm" svg:y1="6.772cm" svg:x2="9.089cm" svg:y2="5.361cm">
          <text:p/>
        </draw:line>
        <draw:custom-shape draw:style-name="gr8" draw:text-style-name="P5" draw:layer="layout" svg:width="2.54cm" svg:height="2.54cm" svg:x="7.819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svg:x="11.16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51cm 6.3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5" draw:text-style-name="P3" draw:layer="layout" svg:x1="14.633cm" svg:y1="7.471cm" svg:x2="13.411cm" svg:y2="6.765cm">
          <text:p/>
        </draw:line>
        <draw:line draw:style-name="gr4" draw:text-style-name="P3" draw:layer="layout" svg:x1="9.519cm" svg:y1="2.223cm" svg:x2="9.519cm" svg:y2="2.223cm">
          <text:p/>
        </draw:line>
        <draw:custom-shape draw:style-name="gr2" draw:text-style-name="P2" draw:layer="layout" svg:width="2.54cm" svg:height="2.54cm" svg:x="4.457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47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168cm" svg:y="6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955cm" svg:y1="3.941cm" svg:x2="3.955cm" svg:y2="3.941cm">
          <text:p/>
        </draw:line>
        <draw:line draw:style-name="gr5" draw:text-style-name="P3" draw:layer="layout" svg:x1="5.754cm" svg:y1="3.478cm" svg:x2="5.754cm" svg:y2="4.889cm">
          <text:p/>
        </draw:line>
        <draw:g>
          <draw:polygon draw:style-name="gr6" draw:text-style-name="P4" draw:layer="layout" svg:width="1.493cm" svg:height="1.167cm" draw:transform="rotate (1.0471975511966) translate (3.23558643786699cm 7.42329478951329cm)" svg:viewBox="0 0 1494 1168" draw:points="0,458 132,229 264,0 1494,709 1362,939 1229,1168">
            <text:p/>
          </draw:polygon>
        </draw:g>
        <draw:line draw:style-name="gr5" draw:text-style-name="P3" draw:layer="layout" svg:x1="4.719cm" svg:y1="5.468cm" svg:x2="3.497cm" svg:y2="4.762cm">
          <text:p/>
        </draw:line>
        <draw:custom-shape draw:style-name="gr8" draw:text-style-name="P5" draw:layer="layout" svg:width="2.54cm" svg:height="2.54cm" svg:x="1.16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29:04.856876384</dc:date>
    <meta:editing-duration>PT2H49S</meta:editing-duration>
    <meta:editing-cycles>41</meta:editing-cycles>
    <meta:generator>LibreOffice/5.1.4.2$Linux_X86_64 LibreOffice_project/10m0$Build-2</meta:generator>
    <meta:document-statistic meta:object-count="48"/>
  </office:meta>
</office:document-meta>
</file>